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949cm" fo:min-width="6.583cm" fo:padding-top="0.16cm" fo:padding-bottom="0.16cm" fo:padding-left="0.285cm" fo:padding-right="0.285cm" draw:shadow="visible"/>
    </style:style>
    <style:style style:name="gr2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153cm" fo:min-width="6.583cm" fo:padding-top="0.16cm" fo:padding-bottom="0.16cm" fo:padding-left="0.285cm" fo:padding-right="0.285cm" draw:shadow="visible"/>
    </style:style>
    <style:style style:name="gr3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826cm" fo:min-width="6.583cm" fo:padding-top="0.16cm" fo:padding-bottom="0.16cm" fo:padding-left="0.285cm" fo:padding-right="0.285cm" draw:shadow="visible"/>
    </style:style>
    <style:style style:name="gr4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107cm" fo:min-width="6.583cm" fo:padding-top="0.16cm" fo:padding-bottom="0.16cm" fo:padding-left="0.285cm" fo:padding-right="0.285cm" draw:shadow="visible"/>
    </style:style>
    <style:style style:name="gr5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825cm" fo:min-width="6.583cm" fo:padding-top="0.16cm" fo:padding-bottom="0.16cm" fo:padding-left="0.285cm" fo:padding-right="0.285cm" draw:shadow="visible"/>
    </style:style>
    <style:style style:name="gr6" style:family="graphic" style:parent-style-name="objectwithoutfill">
      <style:graphic-properties draw:stroke="dash" draw:stroke-dash="Fine_20_Dashed" svg:stroke-width="0.071cm" draw:marker-start="" draw:marker-start-width="0.413cm" draw:marker-end="Triangle_20_unfilled" draw:marker-end-width="0.988cm" draw:fill="none" draw:textarea-vertical-align="middle" fo:padding-top="0.16cm" fo:padding-bottom="0.16cm" fo:padding-left="0.285cm" fo:padding-right="0.285cm"/>
    </style:style>
    <style:style style:name="gr7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825cm" fo:min-width="9.169cm" fo:padding-top="0.16cm" fo:padding-bottom="0.16cm" fo:padding-left="0.285cm" fo:padding-right="0.285cm" draw:shadow="visible"/>
    </style:style>
    <style:style style:name="gr8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107cm" fo:min-width="9.169cm" fo:padding-top="0.16cm" fo:padding-bottom="0.16cm" fo:padding-left="0.285cm" fo:padding-right="0.285cm" draw:shadow="visible"/>
    </style:style>
    <style:style style:name="gr9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108cm" fo:min-width="9.169cm" fo:padding-top="0.16cm" fo:padding-bottom="0.16cm" fo:padding-left="0.285cm" fo:padding-right="0.285cm" draw:shadow="visible"/>
    </style:style>
    <style:style style:name="gr10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824cm" fo:min-width="9.169cm" fo:padding-top="0.16cm" fo:padding-bottom="0.16cm" fo:padding-left="0.285cm" fo:padding-right="0.285cm" draw:shadow="visible"/>
    </style:style>
    <style:style style:name="gr11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825cm" fo:min-width="9.242cm" fo:padding-top="0.16cm" fo:padding-bottom="0.16cm" fo:padding-left="0.285cm" fo:padding-right="0.285cm" draw:shadow="visible"/>
    </style:style>
    <style:style style:name="gr12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107cm" fo:min-width="9.242cm" fo:padding-top="0.16cm" fo:padding-bottom="0.16cm" fo:padding-left="0.285cm" fo:padding-right="0.285cm" draw:shadow="visible"/>
    </style:style>
    <style:style style:name="gr13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826cm" fo:min-width="9.242cm" fo:padding-top="0.16cm" fo:padding-bottom="0.16cm" fo:padding-left="0.285cm" fo:padding-right="0.285cm" draw:shadow="visible"/>
    </style:style>
    <style:style style:name="gr14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108cm" fo:min-width="9.242cm" fo:padding-top="0.16cm" fo:padding-bottom="0.16cm" fo:padding-left="0.285cm" fo:padding-right="0.285cm" draw:shadow="visible"/>
    </style:style>
    <style:style style:name="gr15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824cm" fo:min-width="9.242cm" fo:padding-top="0.16cm" fo:padding-bottom="0.16cm" fo:padding-left="0.285cm" fo:padding-right="0.285cm" draw:shadow="visible"/>
    </style:style>
    <style:style style:name="gr16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106cm" fo:min-width="9.242cm" fo:padding-top="0.16cm" fo:padding-bottom="0.16cm" fo:padding-left="0.285cm" fo:padding-right="0.285cm" draw:shadow="visible"/>
    </style:style>
    <style:style style:name="gr17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825cm" fo:min-width="8.217cm" fo:padding-top="0.16cm" fo:padding-bottom="0.16cm" fo:padding-left="0.285cm" fo:padding-right="0.285cm" draw:shadow="visible"/>
    </style:style>
    <style:style style:name="gr18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106cm" fo:min-width="8.217cm" fo:padding-top="0.16cm" fo:padding-bottom="0.16cm" fo:padding-left="0.285cm" fo:padding-right="0.285cm" draw:shadow="visible"/>
    </style:style>
    <style:style style:name="gr19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1.696cm" fo:min-width="8.217cm" fo:padding-top="0.16cm" fo:padding-bottom="0.16cm" fo:padding-left="0.285cm" fo:padding-right="0.285cm" draw:shadow="visible"/>
    </style:style>
    <style:style style:name="gr20" style:family="graphic" style:parent-style-name="objectwithoutfill">
      <style:graphic-properties svg:stroke-width="0.071cm" draw:marker-start="" draw:marker-start-width="0.413cm" draw:marker-end="Triangle_20_unfilled" draw:marker-end-width="0.988cm" draw:fill="none" draw:textarea-vertical-align="middle" fo:padding-top="0.16cm" fo:padding-bottom="0.16cm" fo:padding-left="0.285cm" fo:padding-right="0.285cm"/>
    </style:style>
    <style:style style:name="gr21" style:family="graphic" style:parent-style-name="objectwithoutfill">
      <style:graphic-properties svg:stroke-width="0.071cm" draw:marker-start="" draw:marker-start-width="0.413cm" draw:marker-end="Diamond_20_unfilled" draw:marker-end-width="0.988cm" draw:fill="none" draw:textarea-vertical-align="middle" fo:padding-top="0.16cm" fo:padding-bottom="0.16cm" fo:padding-left="0.285cm" fo:padding-right="0.285cm"/>
    </style:style>
    <style:style style:name="gr22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1.698cm" fo:min-width="8.217cm" fo:padding-top="0.16cm" fo:padding-bottom="0.16cm" fo:padding-left="0.285cm" fo:padding-right="0.285cm" draw:shadow="visible"/>
    </style:style>
    <style:style style:name="gr23" style:family="graphic" style:parent-style-name="objectwithoutfill">
      <style:graphic-properties draw:stroke="dash" draw:stroke-dash="Fine_20_Dashed" svg:stroke-width="0.071cm" draw:marker-start="" draw:marker-start-width="0.413cm" draw:marker-end="Short_20_line_20_Arrow" draw:marker-end-width="0.988cm" draw:fill="none" draw:textarea-vertical-align="middle" fo:padding-top="0.16cm" fo:padding-bottom="0.16cm" fo:padding-left="0.285cm" fo:padding-right="0.285cm"/>
    </style:style>
    <style:style style:name="gr24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949cm" fo:min-width="29.116cm" fo:padding-top="0.16cm" fo:padding-bottom="0.16cm" fo:padding-left="0.285cm" fo:padding-right="0.285cm" draw:shadow="visible"/>
    </style:style>
    <style:style style:name="gr25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153cm" fo:min-width="29.116cm" fo:padding-top="0.16cm" fo:padding-bottom="0.16cm" fo:padding-left="0.285cm" fo:padding-right="0.285cm" draw:shadow="visible"/>
    </style:style>
    <style:style style:name="gr26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ffffff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start"/>
      <style:text-properties fo:font-size="9pt" style:font-size-asian="9pt" style:font-size-complex="9pt"/>
    </style:style>
    <style:style style:name="P5" style:family="paragraph">
      <loext:graphic-properties draw:fill-color="#ffffff"/>
      <style:paragraph-properties fo:text-align="start"/>
      <style:text-properties fo:font-size="9pt" style:font-size-asian="9pt" style:font-size-complex="9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 xml:id="id2" draw:id="id2">
              <draw:custom-shape draw:style-name="gr1" draw:text-style-name="P2" draw:layer="layout" svg:width="7.153cm" svg:height="1.269cm" svg:x="2.556cm" svg:y="8.309cm">
                <text:p text:style-name="P1"><text:span text:style-name="T1">&lt;&lt;Interface&gt;&gt;</text:span></text:p>
                <text:p text:style-name="P1"><text:span text:style-name="T1">IParser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3" draw:layer="layout" svg:width="7.153cm" svg:height="0.473cm" svg:x="2.556cm" svg:y="9.57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5" draw:layer="layout" svg:width="7.153cm" svg:height="1.269cm" svg:x="2.556cm" svg:y="10.02cm">
                <text:p text:style-name="P4"><text:span text:style-name="T2">+ parse(inputStream: InputStream): IFragment</text:span></text:p>
                <draw:enhanced-geometry svg:viewBox="0 0 21600 21600" draw:type="rectangle" draw:enhanced-path="M 0 0 L 21600 0 21600 21600 0 21600 0 0 Z N"/>
              </draw:custom-shape>
            </draw:g>
            <draw:g xml:id="id1" draw:id="id1">
              <draw:custom-shape draw:style-name="gr3" draw:text-style-name="P7" draw:layer="layout" svg:width="7.153cm" svg:height="1.146cm" svg:x="2.556cm" svg:y="14.704cm">
                <text:p text:style-name="P6"><text:span text:style-name="T3">AntlrParser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7.153cm" svg:height="0.427cm" svg:x="2.556cm" svg:y="15.85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5" draw:layer="layout" svg:width="7.153cm" svg:height="1.145cm" svg:x="2.556cm" svg:y="16.249cm">
                <text:p text:style-name="P4"><text:span text:style-name="T2">+ parse(inputStream: InputStream): IFragment</text:span></text:p>
                <draw:enhanced-geometry svg:viewBox="0 0 21600 21600" draw:type="rectangle" draw:enhanced-path="M 0 0 L 21600 0 21600 21600 0 21600 0 0 Z N"/>
              </draw:custom-shape>
            </draw:g>
            <draw:connector draw:style-name="gr6" draw:text-style-name="P8" draw:layer="layout" svg:x1="6.132cm" svg:y1="14.704cm" svg:x2="6.132cm" svg:y2="11.289cm" draw:start-shape="id1" draw:end-shape="id2" draw:end-glue-point="2" svg:d="M6132 14704v-3415" svg:viewBox="0 0 1 3416">
              <text:p/>
            </draw:connector>
            <draw:g xml:id="id10" draw:id="id10">
              <draw:custom-shape draw:style-name="gr7" draw:text-style-name="P7" draw:layer="layout" svg:width="9.739cm" svg:height="1.145cm" svg:x="15.266cm" svg:y="5.486cm">
                <text:p text:style-name="P6"><text:span text:style-name="T3">&lt;&lt;Interface&gt;&gt;</text:span></text:p>
                <text:p text:style-name="P6"><text:span text:style-name="T3">IAntlrCharStreamFactory</text:span>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3" draw:layer="layout" svg:width="9.739cm" svg:height="0.427cm" svg:x="15.266cm" svg:y="6.631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5" draw:layer="layout" svg:width="9.739cm" svg:height="1.145cm" svg:x="15.266cm" svg:y="7.03cm">
                <text:p text:style-name="P4"><text:span text:style-name="T2">+ newCharStream(inputStream: InputStream): CharStream</text:span></text:p>
                <draw:enhanced-geometry svg:viewBox="0 0 21600 21600" draw:type="rectangle" draw:enhanced-path="M 0 0 L 21600 0 21600 21600 0 21600 0 0 Z N"/>
              </draw:custom-shape>
            </draw:g>
            <draw:g xml:id="id9" draw:id="id9">
              <draw:custom-shape draw:style-name="gr7" draw:text-style-name="P7" draw:layer="layout" svg:width="9.739cm" svg:height="1.145cm" svg:x="15.266cm" svg:y="9.047cm">
                <text:p text:style-name="P6"><text:span text:style-name="T3">&lt;&lt;Interface&gt;&gt;</text:span></text:p>
                <text:p text:style-name="P6"><text:span text:style-name="T3">IAntlrLexerFactory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3" draw:layer="layout" svg:width="9.739cm" svg:height="0.428cm" svg:x="15.266cm" svg:y="10.19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5" draw:layer="layout" svg:width="9.739cm" svg:height="1.144cm" svg:x="15.266cm" svg:y="10.592cm">
                <text:p text:style-name="P4"><text:span text:style-name="T2">+ newLexer(charStream: CharStream): Lexer</text:span></text:p>
                <draw:enhanced-geometry svg:viewBox="0 0 21600 21600" draw:type="rectangle" draw:enhanced-path="M 0 0 L 21600 0 21600 21600 0 21600 0 0 Z N"/>
              </draw:custom-shape>
            </draw:g>
            <draw:g xml:id="id8" draw:id="id8">
              <draw:custom-shape draw:style-name="gr11" draw:text-style-name="P7" draw:layer="layout" svg:width="9.812cm" svg:height="1.145cm" svg:x="15.23cm" svg:y="12.309cm">
                <text:p text:style-name="P6"><text:span text:style-name="T3">&lt;&lt;Interface&gt;&gt;</text:span></text:p>
                <text:p text:style-name="P6"><text:span text:style-name="T3">IAntlrTokenStreamFactory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3" draw:layer="layout" svg:width="9.812cm" svg:height="0.427cm" svg:x="15.23cm" svg:y="13.45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5" draw:layer="layout" svg:width="9.812cm" svg:height="1.146cm" svg:x="15.23cm" svg:y="13.853cm">
                <text:p text:style-name="P4"><text:span text:style-name="T2">+ <text:s/>newTokenStream(lexer: Lexer): TokenStream</text:span></text:p>
                <draw:enhanced-geometry svg:viewBox="0 0 21600 21600" draw:type="rectangle" draw:enhanced-path="M 0 0 L 21600 0 21600 21600 0 21600 0 0 Z N"/>
              </draw:custom-shape>
            </draw:g>
            <draw:g xml:id="id7" draw:id="id7">
              <draw:custom-shape draw:style-name="gr11" draw:text-style-name="P7" draw:layer="layout" svg:width="9.812cm" svg:height="1.145cm" svg:x="15.23cm" svg:y="15.806cm">
                <text:p text:style-name="P6"><text:span text:style-name="T3">&lt;&lt;Interface&gt;&gt;</text:span></text:p>
                <text:p text:style-name="P6"><text:span text:style-name="T3">IAntlrParserFactory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3" draw:layer="layout" svg:width="9.812cm" svg:height="0.428cm" svg:x="15.23cm" svg:y="16.951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5" draw:layer="layout" svg:width="9.812cm" svg:height="1.144cm" svg:x="15.23cm" svg:y="17.351cm">
                <text:p text:style-name="P4"><text:span text:style-name="T2">+ <text:s/>newParser(tokenStream: TokenStream): Parser</text:span></text:p>
                <draw:enhanced-geometry svg:viewBox="0 0 21600 21600" draw:type="rectangle" draw:enhanced-path="M 0 0 L 21600 0 21600 21600 0 21600 0 0 Z N"/>
              </draw:custom-shape>
            </draw:g>
            <draw:g xml:id="id6" draw:id="id6">
              <draw:custom-shape draw:style-name="gr11" draw:text-style-name="P7" draw:layer="layout" svg:width="9.812cm" svg:height="1.145cm" svg:x="15.23cm" svg:y="19.165cm">
                <text:p text:style-name="P6"><text:span text:style-name="T3">&lt;&lt;Interface&gt;&gt;</text:span></text:p>
                <text:p text:style-name="P6"><text:span text:style-name="T3">IAntlrParseTreeFactory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3" draw:layer="layout" svg:width="9.812cm" svg:height="0.427cm" svg:x="15.23cm" svg:y="20.3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5" draw:layer="layout" svg:width="9.812cm" svg:height="1.145cm" svg:x="15.23cm" svg:y="20.709cm">
                <text:p text:style-name="P4"><text:span text:style-name="T2">+ <text:s/>newParseTree(parser: Parser): ParseTree</text:span></text:p>
                <draw:enhanced-geometry svg:viewBox="0 0 21600 21600" draw:type="rectangle" draw:enhanced-path="M 0 0 L 21600 0 21600 21600 0 21600 0 0 Z N"/>
              </draw:custom-shape>
            </draw:g>
            <draw:g xml:id="id5" draw:id="id5">
              <draw:custom-shape draw:style-name="gr13" draw:text-style-name="P7" draw:layer="layout" svg:width="9.812cm" svg:height="1.146cm" svg:x="15.23cm" svg:y="22.347cm">
                <text:p text:style-name="P6"><text:span text:style-name="T3">&lt;&lt;Interface&gt;&gt;</text:span></text:p>
                <text:p text:style-name="P6"><text:span text:style-name="T3">IAntlrParseTreeWalkerFactory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3" draw:layer="layout" svg:width="9.812cm" svg:height="0.426cm" svg:x="15.23cm" svg:y="23.493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5" draw:layer="layout" svg:width="9.812cm" svg:height="1.146cm" svg:x="15.23cm" svg:y="23.891cm">
                <text:p text:style-name="P4"><text:span text:style-name="T2">+ newParseTreeWalker(): ParseTreeWalker</text:span></text:p>
                <draw:enhanced-geometry svg:viewBox="0 0 21600 21600" draw:type="rectangle" draw:enhanced-path="M 0 0 L 21600 0 21600 21600 0 21600 0 0 Z N"/>
              </draw:custom-shape>
            </draw:g>
            <draw:g xml:id="id3" draw:id="id3">
              <draw:custom-shape draw:style-name="gr13" draw:text-style-name="P7" draw:layer="layout" svg:width="9.812cm" svg:height="1.146cm" svg:x="15.23cm" svg:y="25.529cm">
                <text:p text:style-name="P6"><text:span text:style-name="T3">&lt;&lt;Interface&gt;&gt;</text:span></text:p>
                <text:p text:style-name="P6"><text:span text:style-name="T3">IFragmentBuildingListener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3" draw:layer="layout" svg:width="9.812cm" svg:height="0.426cm" svg:x="15.23cm" svg:y="26.6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5" draw:layer="layout" svg:width="9.812cm" svg:height="1.146cm" svg:x="15.23cm" svg:y="27.073cm">
                <text:p text:style-name="P4"><text:span text:style-name="T2">+ getFragment(): IFragment</text:span></text:p>
                <draw:enhanced-geometry svg:viewBox="0 0 21600 21600" draw:type="rectangle" draw:enhanced-path="M 0 0 L 21600 0 21600 21600 0 21600 0 0 Z N"/>
              </draw:custom-shape>
            </draw:g>
            <draw:g xml:id="id4" draw:id="id4">
              <draw:custom-shape draw:style-name="gr17" draw:text-style-name="P7" draw:layer="layout" svg:width="8.787cm" svg:height="1.145cm" svg:x="30.673cm" svg:y="21.694cm">
                <text:p text:style-name="P6"><text:span text:style-name="T3">&lt;&lt;Interface&gt;&gt;</text:span></text:p>
                <text:p text:style-name="P6"><text:span text:style-name="T3">ParseTreeListener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3" draw:layer="layout" svg:width="8.787cm" svg:height="0.426cm" svg:x="30.673cm" svg:y="22.83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5" draw:layer="layout" svg:width="8.787cm" svg:height="2.016cm" svg:x="30.673cm" svg:y="23.238cm">
                <text:p text:style-name="P4"><text:span text:style-name="T2">+ visitTerminal(TerminalNode node): void</text:span></text:p>
                <text:p text:style-name="P4"><text:span text:style-name="T2">+ visitErrorNode(ErrorNode node): void</text:span></text:p>
                <text:p text:style-name="P4"><text:span text:style-name="T2">+ enterEveryRule(ParserRuleContext ctx): void</text:span></text:p>
                <text:p text:style-name="P4"><text:span text:style-name="T2">+ exitEveryRule(ParserRuleContext ctx): void</text:span></text:p>
                <draw:enhanced-geometry svg:viewBox="0 0 21600 21600" draw:type="rectangle" draw:enhanced-path="M 0 0 L 21600 0 21600 21600 0 21600 0 0 Z N"/>
              </draw:custom-shape>
            </draw:g>
            <draw:connector draw:style-name="gr20" draw:text-style-name="P8" draw:layer="layout" svg:x1="25.042cm" svg:y1="26.874cm" svg:x2="35.066cm" svg:y2="25.254cm" draw:start-shape="id3" draw:start-glue-point="1" draw:end-shape="id4" draw:end-glue-point="2" svg:d="M25042 26874h10024v-1620" svg:viewBox="0 0 10025 1621">
              <text:p/>
            </draw:connector>
            <draw:connector draw:style-name="gr21" draw:text-style-name="P8" draw:layer="layout" draw:line-skew="-0.234cm" svg:x1="9.709cm" svg:y1="16.049cm" svg:x2="15.23cm" svg:y2="26.874cm" draw:start-shape="id1" draw:start-glue-point="1" draw:end-shape="id3" svg:d="M9709 16049h2626v10825h2895" svg:viewBox="0 0 5522 10826">
              <text:p/>
            </draw:connector>
            <draw:connector draw:style-name="gr21" draw:text-style-name="P8" draw:layer="layout" draw:line-skew="-0.234cm" svg:x1="9.709cm" svg:y1="16.049cm" svg:x2="15.23cm" svg:y2="23.692cm" draw:start-shape="id1" draw:start-glue-point="1" draw:end-shape="id5" draw:end-glue-point="3" svg:d="M9709 16049h2626v7643h2895" svg:viewBox="0 0 5522 7644">
              <text:p/>
            </draw:connector>
            <draw:connector draw:style-name="gr21" draw:text-style-name="P8" draw:layer="layout" draw:line-skew="-0.234cm" svg:x1="9.709cm" svg:y1="16.049cm" svg:x2="15.23cm" svg:y2="20.509cm" draw:start-shape="id1" draw:start-glue-point="1" draw:end-shape="id6" draw:end-glue-point="3" svg:d="M9709 16049h2626v4460h2895" svg:viewBox="0 0 5522 4461">
              <text:p/>
            </draw:connector>
            <draw:connector draw:style-name="gr21" draw:text-style-name="P8" draw:layer="layout" draw:line-skew="-0.234cm" svg:x1="9.709cm" svg:y1="16.049cm" svg:x2="15.23cm" svg:y2="17.15cm" draw:start-shape="id1" draw:start-glue-point="1" draw:end-shape="id7" draw:end-glue-point="3" svg:d="M9709 16049h2626v1101h2895" svg:viewBox="0 0 5522 1102">
              <text:p/>
            </draw:connector>
            <draw:connector draw:style-name="gr21" draw:text-style-name="P8" draw:layer="layout" draw:line-skew="-0.195cm" svg:x1="9.709cm" svg:y1="16.049cm" svg:x2="15.23cm" svg:y2="13.654cm" draw:start-shape="id1" draw:start-glue-point="1" draw:end-shape="id8" svg:d="M9709 16049h2665v-2395h2856" svg:viewBox="0 0 5522 2396">
              <text:p/>
            </draw:connector>
            <draw:connector draw:style-name="gr21" draw:text-style-name="P8" draw:layer="layout" draw:line-skew="-0.23cm" svg:x1="9.709cm" svg:y1="16.049cm" svg:x2="15.266cm" svg:y2="10.391cm" draw:start-shape="id1" draw:start-glue-point="1" draw:end-shape="id9" svg:d="M9709 16049h2648v-5658h2909" svg:viewBox="0 0 5558 5659">
              <text:p/>
            </draw:connector>
            <draw:connector draw:style-name="gr21" draw:text-style-name="P8" draw:layer="layout" draw:line-skew="-0.252cm" svg:x1="9.709cm" svg:y1="16.049cm" svg:x2="15.266cm" svg:y2="6.83cm" draw:start-shape="id1" draw:start-glue-point="1" draw:end-shape="id10" draw:end-glue-point="3" svg:d="M9709 16049h2626v-9219h2931" svg:viewBox="0 0 5558 9220">
              <text:p/>
            </draw:connector>
            <draw:g xml:id="id11" draw:id="id11">
              <draw:custom-shape draw:style-name="gr17" draw:text-style-name="P7" draw:layer="layout" svg:width="8.787cm" svg:height="1.145cm" svg:x="30.673cm" svg:y="13.419cm">
                <text:p text:style-name="P6"><text:span text:style-name="T3">ParseTreeWalker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3" draw:layer="layout" svg:width="8.787cm" svg:height="0.426cm" svg:x="30.673cm" svg:y="14.564cm">
                <text:p/>
                <draw:enhanced-geometry svg:viewBox="0 0 21600 21600" draw:type="rectangle" draw:enhanced-path="M 0 0 L 21600 0 21600 21600 0 21600 0 0 Z N"/>
              </draw:custom-shape>
              <draw:custom-shape draw:style-name="gr22" draw:text-style-name="P5" draw:layer="layout" svg:width="8.787cm" svg:height="2.018cm" svg:x="30.673cm" svg:y="14.962cm">
                <text:p text:style-name="P4"><text:span text:style-name="T2">+ walk(ParseTreeListener listener, ParseTree tree): void</text:span></text:p>
                <draw:enhanced-geometry svg:viewBox="0 0 21600 21600" draw:type="rectangle" draw:enhanced-path="M 0 0 L 21600 0 21600 21600 0 21600 0 0 Z N"/>
              </draw:custom-shape>
            </draw:g>
            <draw:connector draw:style-name="gr23" draw:text-style-name="P8" draw:layer="layout" svg:x1="25.042cm" svg:y1="23.692cm" svg:x2="30.673cm" svg:y2="15.199cm" draw:start-shape="id5" draw:start-glue-point="1" draw:end-shape="id11" draw:end-glue-point="3" svg:d="M25042 23692h2915v-8493h2716" svg:viewBox="0 0 5632 8494">
              <text:p text:style-name="P9">uses</text:p>
            </draw:connector>
            <draw:connector draw:style-name="gr23" draw:text-style-name="P8" draw:layer="layout" svg:x1="35.066cm" svg:y1="16.98cm" svg:x2="35.066cm" svg:y2="21.694cm" draw:start-shape="id11" draw:start-glue-point="2" draw:end-shape="id4" svg:d="M35066 16980v4714" svg:viewBox="0 0 1 4715">
              <text:p text:style-name="P9">uses</text:p>
            </draw:connector>
            <draw:g xml:id="id12" draw:id="id12">
              <draw:custom-shape draw:style-name="gr24" draw:text-style-name="P2" draw:layer="layout" svg:width="29.686cm" svg:height="1.269cm" svg:x="2.556cm" svg:y="1.408cm">
                <text:p text:style-name="P1"><text:span text:style-name="T1">&lt;&lt;Interface&gt;&gt;</text:span></text:p>
                <text:p text:style-name="P1"><text:span text:style-name="T1">IParserFactory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3" draw:layer="layout" svg:width="29.686cm" svg:height="0.473cm" svg:x="2.556cm" svg:y="2.677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5" draw:layer="layout" svg:width="29.686cm" svg:height="1.269cm" svg:x="2.556cm" svg:y="3.119cm">
                <text:p text:style-name="P4"><text:span text:style-name="T2">+ newParser(antlrLexerFactory: IAntlrLexerFactory</text:span><text:span text:style-name="T2">, antlrParserFactory: IAntlrParserFactory</text:span><text:span text:style-name="T2">, antlrParseTreeFactory: IAntlrParseTreeFactory</text:span><text:span text:style-name="T2">, fragmentBuildingListener: IFragmentBuildingListener</text:span><text:span text:style-name="T2">): IParser</text:span></text:p>
                <draw:enhanced-geometry svg:viewBox="0 0 21600 21600" draw:type="rectangle" draw:enhanced-path="M 0 0 L 21600 0 21600 21600 0 21600 0 0 Z N"/>
              </draw:custom-shape>
            </draw:g>
            <draw:connector draw:style-name="gr23" draw:text-style-name="P8" draw:layer="layout" draw:line-skew="-1.257cm" svg:x1="17.399cm" svg:y1="4.388cm" svg:x2="6.132cm" svg:y2="8.309cm" draw:start-shape="id12" draw:start-glue-point="2" draw:end-shape="id2" draw:end-glue-point="0" svg:d="M17399 4388v803h-11267v3118" svg:viewBox="0 0 11268 3922">
              <text:p text:style-name="P9"/>
            </draw:connector>
            <draw:frame draw:style-name="gr26" draw:text-style-name="P10" draw:layer="layout" svg:width="4.445cm" svg:height="0.962cm" svg:x="3.894cm" svg:y="6.007cm">
              <draw:text-box>
                <text:p text:style-name="P9">creates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6cm" fo:page-height="29.7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7-11-24T21:20:55.702994258</meta:creation-date>
    <dc:date>2017-11-24T22:27:19.724950193</dc:date>
    <dc:creator>Maximilian Meffert</dc:creator>
    <meta:editing-duration>PT1H6M22S</meta:editing-duration>
    <meta:editing-cycles>12</meta:editing-cycles>
    <meta:generator>LibreOffice/5.1.6.2$Linux_X86_64 LibreOffice_project/10m0$Build-2</meta:generator>
    <meta:document-statistic meta:object-count="63"/>
  </office:meta>
</office:document-meta>
</file>